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40.97mm" fo:margin-left="36.83mm" table:align="left" style:writing-mode="lr-tb"/>
    </style:style>
    <style:style style:name="Table1.A" style:family="table-column">
      <style:table-column-properties style:column-width="104.56mm"/>
    </style:style>
    <style:style style:name="Table1.B" style:family="table-column">
      <style:table-column-properties style:column-width="7.74mm"/>
    </style:style>
    <style:style style:name="Table1.C" style:family="table-column">
      <style:table-column-properties style:column-width="28.66mm"/>
    </style:style>
    <style:style style:name="Table1.1" style:family="table-row">
      <style:table-row-properties style:row-height="37.04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35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3" style:family="table">
      <style:table-properties style:width="178.86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9.39mm" style:rel-column-width="32753*"/>
    </style:style>
    <style:style style:name="Table3.B" style:family="table-column">
      <style:table-column-properties style:column-width="89.46mm" style:rel-column-width="3278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4.73mm" fo:line-height="0.35mm"/>
    </style:style>
    <style:style style:name="P3" style:family="paragraph" style:parent-style-name="Standard">
      <style:paragraph-properties fo:margin-left="0mm" fo:margin-right="104.14mm" fo:margin-top="3.18mm" fo:margin-bottom="0mm" fo:text-indent="0mm" style:auto-text-indent="false"/>
    </style:style>
    <style:style style:name="P4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98.94mm" style:leader-style="dotted" style:leader-text="."/>
          <style:tab-stop style:position="147.25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0mm" fo:margin-top="8.89mm" fo:margin-bottom="0mm" fo:text-indent="0mm" style:auto-text-indent="false">
        <style:tab-stops>
          <style:tab-stop style:position="52.51mm" style:leader-style="dotted" style:leader-text="."/>
          <style:tab-stop style:position="128.52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6" style:family="paragraph" style:parent-style-name="Standard">
      <style:paragraph-properties fo:margin-left="0mm" fo:margin-right="3.81mm" fo:margin-top="1.91mm" fo:margin-bottom="1.27mm" fo:line-height="150%" fo:text-align="justify" style:justify-single-word="false" fo:text-indent="0mm" style:auto-text-indent="false"/>
    </style:style>
    <style:style style:name="P7" style:family="paragraph" style:parent-style-name="Standard">
      <style:paragraph-properties fo:margin-left="0mm" fo:margin-right="3.81mm" fo:margin-top="1.91mm" fo:margin-bottom="1.27mm" fo:line-height="150%" fo:text-align="justify" style:justify-single-word="false" fo:text-indent="0mm" style:auto-text-indent="false"/>
      <style:text-properties style:font-name="Times New Roman" style:font-name-complex="Times New Roman2"/>
    </style:style>
    <style:style style:name="P8" style:family="paragraph" style:parent-style-name="Standard">
      <style:paragraph-properties fo:margin-left="58.42mm" fo:margin-right="0mm" fo:margin-top="13.34mm" fo:margin-bottom="5.08mm" fo:text-indent="0mm" style:auto-text-indent="false">
        <style:tab-stops>
          <style:tab-stop style:position="80.08mm"/>
          <style:tab-stop style:position="154.9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left="58.42mm" fo:margin-right="0mm" fo:margin-top="13.97mm" fo:margin-bottom="5.08mm" fo:text-indent="0mm" style:auto-text-indent="false">
        <style:tab-stops>
          <style:tab-stop style:position="81.12mm"/>
          <style:tab-stop style:position="156.02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0" style:family="paragraph" style:parent-style-name="Standard">
      <style:paragraph-properties fo:margin-left="78.74mm" fo:margin-right="0mm" fo:margin-top="3.81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11" style:family="paragraph" style:parent-style-name="Standard">
      <style:paragraph-properties fo:margin-left="78.74mm" fo:margin-right="0mm" fo:margin-top="3.81mm" fo:margin-bottom="3.18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12" style:family="paragraph" style:parent-style-name="Standard">
      <style:paragraph-properties fo:margin-top="0.64mm" fo:margin-bottom="0mm"/>
      <style:text-properties fo:color="#000000" style:font-name="Times New Roman" fo:font-size="9.5pt" fo:letter-spacing="-0.07mm" style:font-size-asian="9.5pt" style:text-scale="110%"/>
    </style:style>
    <style:style style:name="P13" style:family="paragraph" style:parent-style-name="Standard">
      <style:paragraph-properties fo:margin-top="0mm" fo:margin-bottom="3.81mm"/>
      <style:text-properties fo:color="#000000" style:font-name="Times New Roman" fo:font-size="9.5pt" fo:letter-spacing="-0.04mm" style:font-size-asian="9.5pt" style:text-scale="110%"/>
    </style:style>
    <style:style style:name="P14" style:family="paragraph" style:parent-style-name="Standard"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48pt" fo:font-weight="bold" style:font-size-asian="48pt" style:font-weight-asian="bold" style:font-size-complex="4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4.45mm" fo:margin-bottom="0mm" fo:text-align="center" style:justify-single-word="false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margin-left="0mm" fo:margin-right="-0.53mm" fo:line-height="200%" fo:text-indent="0mm" style:auto-text-indent="false"/>
    </style:style>
    <style:style style:name="P2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0" style:family="paragraph" style:parent-style-name="Standard" style:master-page-name="Standard">
      <style:paragraph-properties fo:line-height="0%"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8mm" style:font-size-asian="12pt" style:text-scale="105%"/>
    </style:style>
    <style:style style:name="T8" style:family="text">
      <style:text-properties fo:color="#000000" style:font-name="Times New Roman" fo:font-size="12pt" fo:letter-spacing="4.73mm" style:font-size-asian="12pt" style:font-name-complex="Times New Roman2" style:text-scale="105%"/>
    </style:style>
    <style:style style:name="T9" style:family="text">
      <style:text-properties fo:color="#000000" style:font-name="Times New Roman" fo:font-size="12pt" fo:letter-spacing="4.73mm" style:font-size-asian="12pt" style:text-scale="105%"/>
    </style:style>
    <style:style style:name="T10" style:family="text">
      <style:text-properties fo:color="#000000" style:font-name="Times New Roman" fo:font-size="12pt" fo:letter-spacing="1.64mm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2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text-scale="100%"/>
    </style:style>
    <style:style style:name="T13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8" style:family="text">
      <style:text-properties style:font-name="Times New Roman" style:font-name-complex="Times New Roman2"/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 <text:line-break/></text:span><text:span text:style-name="T4">(CHAPTER 50) <text:line-break/></text:span><text:span text:style-name="T6">SECTION 316(1)</text:span></text:p>
            <text:p text:style-name="P18"><text:span text:style-name="T6">NOTICE OF CHANGE IN SITUATION OF OFFICE <text:line-break/></text:span><text:span text:style-name="T4">OF PROVISIONAL <text:line-break/></text:span><text:span text:style-name="T6">LIQUIDATOR(S)/LIQUIDATOR(S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/>
            <text:p text:style-name="P17">Form</text:p>
            <text:p text:style-name="Standard"/>
            <text:p text:style-name="P16">73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5">Folio No</text:p>
          </table:table-cell>
        </table:table-row>
      </table:table>
      <text:p text:style-name="P2"/>
      <text:p text:style-name="P26"><text:span text:style-name="T5">Name of Company: </text:span><text:span text:style-name="T12"><text:placeholder text:placeholder-type="text">&lt;o.name&gt;</text:placeholder></text:span></text:p>
      <text:p text:style-name="P26"><text:span text:style-name="T3">Company No: </text:span><text:span text:style-name="T12"><text:placeholder text:placeholder-type="text">&lt;o.uen&gt;</text:placeholder></text:span></text:p>
      <text:p text:style-name="P3"><text:span text:style-name="T1">The Registrar of Companies &amp; Businesses, </text:span><text:span text:style-name="T3">Singapore</text:span></text:p>
      <text:p text:style-name="P4"><text:span text:style-name="T7">*I/We, </text:span><text:span text:style-name="T13"><text:placeholder text:placeholder-type="text">&lt;get_director1(o.id)['name']&gt;</text:placeholder></text:span><text:span text:style-name="T11"> </text:span><text:span text:style-name="T5">*NRIC/Passport No </text:span><text:span text:style-name="T13"><text:placeholder text:placeholder-type="text">&lt;get_director1(o.id)['nric']&gt;</text:placeholder></text:span></text:p>
      <text:p text:style-name="P6"><text:span text:style-name="T18">and </text:span><text:span text:style-name="T13"><text:placeholder text:placeholder-type="text">&lt;get_director2(o.id)['name']&gt;</text:placeholder></text:span><text:span text:style-name="T18"> *NRIC/Passport No </text:span><text:span text:style-name="T13"><text:placeholder text:placeholder-type="text">&lt;get_director2(o.id)['nric']&gt;</text:placeholder></text:span><text:span text:style-name="T8">,</text:span><text:span text:style-name="T9"> </text:span><text:span text:style-name="T3">the provisional liquidator(s)/liquidator(s) of the abovenamed company, hereby give notice that on </text:span><text:span text:style-name="T10"><text:s/>…………………………………………</text:span><text:span text:style-name="T18">., the situation of *my/our office was changed to</text:span></text:p>
      <text:p text:style-name="P7">……………………………………………………………………………………………………………………</text:p>
      <text:p text:style-name="P5">Dated this <text:tab/> day of<text:tab/></text:p>
      <text:p text:style-name="P8">1.<text:tab/>'Signature: <text:tab/></text:p>
      <text:p text:style-name="P10">Name of *Provisional Liquidator/ Liquidator</text:p>
      <text:p text:style-name="P9">2<text:tab/>Signature: <text:tab/></text:p>
      <text:p text:style-name="P11"><text:bookmark text:name="_GoBack"/>Name of *Provisional Liquidator/ Liquidator</text:p>
      <text:p text:style-name="P12">* Delete where inapplicable.</text:p>
      <text:p text:style-name="P13">t If there is more than one liquidator, all liquidators must sign.</text:p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<text:span text:style-name="T14">Lodged in the office of the Registrar of Companies &amp; </text:span><text:span text:style-name="T15">Businesses by</text:span></text:p>
            <text:p text:style-name="P22">Name:</text:p>
            <text:p text:style-name="P24">Address:</text:p>
            <text:p text:style-name="P25"><text:span text:style-name="T17">A/c No:<text:tab/></text:span><text:span text:style-name="T16">Tel No:</text:span></text:p>
            <text:p text:style-name="P27">Fax No: </text:p>
          </table:table-cell>
          <table:table-cell table:style-name="Table3.B1" office:value-type="string">
            <text:p text:style-name="P19">For Official Use</text:p>
            <text:p text:style-name="P20">________________________________________</text:p>
            <text:p text:style-name="P28">Date of Registration:</text:p>
            <text:p text:style-name="P29">Receipt No:</text:p>
            <text:p text:style-name="P23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21.73mm" fo:margin-left="18.36mm" fo:margin-right="13mm" style:writing-mode="lr-tb" style:layout-grid-color="#c0c0c0" style:layout-grid-lines="259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1</meta:editing-cycles>
    <meta:creation-date>2015-12-21T09:19:00</meta:creation-date>
    <dc:date>2016-01-13T14:22:04</dc:date>
    <meta:editing-duration>PT4M13S</meta:editing-duration>
    <meta:generator>LibreOffice/3.5$Linux_X86_64 LibreOffice_project/350m1$Build-2</meta:generator>
    <meta:document-statistic meta:table-count="2" meta:image-count="0" meta:object-count="0" meta:page-count="1" meta:paragraph-count="28" meta:word-count="132" meta:character-count="1045" meta:non-whitespace-character-count="9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